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Heading_20_1" style:master-page-name="First_20_Page">
      <style:paragraph-properties style:page-number="auto"/>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h>
      <text:p text:style-name="P9">Consider a "network browser" that can show more specific information on the nodes, e.g. their type information, user-given names, etc. To do that, the browser could</text:p>
      <text:p text:style-name="P9"/>
      <text:list xml:id="list410425509" text:style-name="L1">
        <text:list-item>
          <text:p text:style-name="P13">Read the configuration description information (CDI)</text:p>
        </text:list-item>
      </text:list>
      <text:p text:style-name="P9"/>
      <text:list xml:id="list750297958" text:style-name="L2">
        <text:list-item>
          <text:p text:style-name="P14">Parse out the first section(s)</text:p>
        </text:list-item>
      </text:list>
      <text:p text:style-name="P9"/>
      <text:list xml:id="list680047281" text:style-name="L3">
        <text:list-item>
          <text:p text:style-name="P15">Do memory-access configuration reads to get the information.</text:p>
        </text:list-item>
      </text:list>
      <text:p text:style-name="P9"/>
      <text:p text:style-name="P9">That last step is very fast. The browser could do the necessary configuration reads in a small fraction of a second, at least on an idle CAN segment. </text:p>
      <text:p text:style-name="P9"/>
      <text:p text:style-name="P9">But the first two steps are not-so-fast. The CDI is a very powerful and general method to describe all about the node, but it's a handful to read &amp; parse when you just want to get some specific information.</text:p>
      <text:p text:style-name="P9"/>
      <text:p text:style-name="P9">This Standard provides an optional protocol that allows a node implementor to say "I keep my basic information in a common place", so that e.g. browser tools can pick that up quickly.</text:p>
      <text:p text:style-name="P9"/>
      <text:p text:style-name="P9">There are two parts to this:</text:p>
      <text:p text:style-name="P9"/>
      <text:list xml:id="list1092924792" text:style-name="L4">
        <text:list-item>
          <text:p text:style-name="P16">A standardize set of basic information &amp; its location in configuration space</text:p>
        </text:list-item>
        <text:list-item>
          <text:p text:style-name="P16">A simple CAN protocol for returning it, perhaps in addition to use of the Memory Configuration Protocol</text:p>
        </text:list-item>
      </text:list>
      <text:p text:style-name="P9"/>
      <text:p text:style-name="P9">Why the special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text:soft-page-break/>Intended Use</text:h>
      <text:p text:style-name="Standard">Note that this section of the Standard is informative, not normative.</text:p>
      <text:h text:style-name="Heading_20_2" text:outline-level="2">Reference and Context</text:h>
      <text:p text:style-name="Standard"><text:s/></text:p>
      <text:h text:style-name="Heading_20_1" text:outline-level="1" text:is-list-header="true"/>
      <text:h text:style-name="Heading_20_1" text:outline-level="1">Stuff to be merged into the above</text:h>
      <text:p text:style-name="Text_20_body">This is a working note in which we are developing recommendations for “Abbreviated Configuration Description Information” (ACDI). </text:p>
      <text:p text:style-name="P9"/>
      <text:p text:style-name="P9"/>
      <text:p text:style-name="P9">Something like:</text:p>
      <text:p text:style-name="P9"/>
      <text:p text:style-name="P9">1) A node denotes that it has this capability using a specific bit in the Protocol Identification Protocol (1 CAN exchange to check that)</text:p>
      <text:p text:style-name="P9"/>
      <text:p text:style-name="P9">2) If it does, the basic information can be found in a specific place in the configuration space (specific, well-known address space, location, and format), so can be directly read via configuration reads (datagram access, with small CAN overhead)</text:p>
      <text:p text:style-name="P9"/>
      <text:p text:style-name="P9">For this to work, there needs to be a common content (so that we don't need another layer of CDI-like stuff to define this content too). Hence this note. What should be in that content? </text:p>
      <text:p text:style-name="P9"/>
      <text:p text:style-name="P9">Some fixed info:</text:p>
      <text:p text:style-name="P9"/>
      <text:p text:style-name="P9">*) A version number, so we can extend this later</text:p>
      <text:p text:style-name="P9">*) A manufacturer name </text:p>
      <text:p text:style-name="P9">*) A manufacturer-issued node type name</text:p>
      <text:p text:style-name="P9">*) Node version? (Covers hardware and software versions)</text:p>
      <text:p text:style-name="P9"/>
      <text:p text:style-name="P9">Some variable info, which the user can change:</text:p>
      <text:p text:style-name="P9"/>
      <text:p text:style-name="P9">*) Name</text:p>
      <text:p text:style-name="P9">*) Location </text:p>
      <text:p text:style-name="P9">(or a more general comment field? Or both?) 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9"/>
      <text:p text:style-name="P9">It would be nice to keep this somewhat compact, with the most useful (in the sense of "people will want to see this quickly") info at the front. Reading a full datagram (64 bytes payload originally, but <text:soft-page-break/>now less based on extended CAN)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9"/>
      <text:p text:style-name="P9">Proposed content:</text:p>
      <text:p text:style-name="P9"/>
      <text:p text:style-name="P9">Spaces chosen to be right below CDI, so they leave as much contiguous as possible.</text:p>
      <text:p text:style-name="P9"/>
      <text:p text:style-name="P9">Up to designer to decide on size (0 bytes, small, large) of icon information.</text:p>
      <text:p text:style-name="P9"/>
      <text:p text:style-name="P9">The memory access in those three spaces doesn't mean that is has to be stored that way.</text:p>
      <text:p text:style-name="P9"/>
      <text:p text:style-name="P9">The use of zero-terminated strings.</text:p>
      <text:p text:style-name="P9"/>
      <text:p text:style-name="P9"/>
      <text:p text:style-name="P9">(Comment provides a longer field, not computer parsed; node name is a short thing for e.g. headings, etc)</text:p>
      <text:p text:style-name="P9">(String means zero terminated)</text:p>
      <text:p text:style-name="P9"/>
      <text:p text:style-name="P9">Two spaces provided for simplicity in implementation, as we imagine that some will be from a permanent memory and some will be user configurable.</text:p>
      <text:p text:style-name="P9"/>
      <text:p text:style-name="P9">Strings just concatenate with null termination. A missing value is then just a null byte. </text:p>
      <text:p text:style-name="P9"/>
      <text:p text:style-name="P9">Could get in e.g. 30 character manufacturer, 16 character node type, 8 character version into single datagram. (This is just fixed data in memory)</text:p>
      <text:p text:style-name="P9"/>
      <text:p text:style-name="P9">Protocol ID protocol specifies whether this is present, so no more confirmation information is needed.</text:p>
      <text:p text:style-name="P9"/>
      <text:p text:style-name="P9">Later versions with higher ADCDI version numbers could contain more fields, result in more than one datagram in reply, etc. But for expansion purposes, they should be proper supersets of this.</text:p>
      <text:p text:style-name="P9"/>
      <text:p text:style-name="P9"/>
      <text:h text:style-name="Heading_20_2" text:outline-level="2">Simple Node Identification Information</text:h>
      <text:p text:style-name="P9">(Should this be moved to another doc?)</text:p>
      <text:p text:style-name="P9">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9"/>
      <text:p text:style-name="P9"/>
      <text:p text:style-name="P9">Paragraphs for TN</text:p>
      <text:p text:style-name="P9"/>
      <text:p text:style-name="P9">this particular area is intended to be vague and hand wavy, based on the discussions in the NMRA DCC group. Manufacturers _don't_ want to be told what to call their nodes. They want a place for a <text:soft-page-break/>"Manufacturer-issued node type" where they can put whatever "node type" name they want to. No more normalization of that content than that is likely to succeed. Certainly not model number; most aren't numbers but some are. Some DCC decoders don't even have model names. </text:p>
      <text:p text:style-name="P9"/>
      <text:p text:style-name="P9">(Include some XML for the basic information?)</text:p>
      <text:p text:style-name="P9"/>
      <text:p text:style-name="P9">Basic information does <text:span text:style-name="T4">not</text:span> need to be present if this protocol is not marked; store anything you lik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0"><text:s/>2.1 Introduction<text:tab/>1</text:p>
          <text:p text:style-name="P10"><text:s/>2.2 Intended Use<text:tab/>2</text:p>
          <text:p text:style-name="P10"><text:s/>2.3 Reference and Context<text:tab/>2</text:p>
          <text:p text:style-name="P12"><text:s/>3 Stuff to be merged into the above<text:tab/>2</text:p>
          <text:p text:style-name="P10"><text:s/>3.1 Simple Node Identification Information<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ACDI/SNI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5-29T23:17:40.99">5/29/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1140748031496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 / Simple Node Identific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9T23:17:40.99">May 29,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5-29T23:17:40.99">5/29/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68</meta:editing-cycles>
    <meta:editing-duration>PT12H21M</meta:editing-duration>
    <meta:generator>OpenOffice.org/3.3$Unix OpenOffice.org_project/330m20$Build-9567</meta:generator>
    <dc:date>2012-05-29T23:17:41</dc:date>
    <dc:creator>Bob Jacobsen</dc:creator>
    <meta:document-statistic meta:table-count="1" meta:image-count="1" meta:object-count="0" meta:page-count="4" meta:paragraph-count="69" meta:word-count="1102" meta:character-count="6563"/>
    <meta:user-defined meta:name="Info 1"/>
    <meta:user-defined meta:name="Info 2"/>
    <meta:user-defined meta:name="Info 3"/>
    <meta:user-defined meta:name="Info 4"/>
  </office:meta>
</office:document-meta>
</file>